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>
      <style:table-properties style:width="16.49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6.999cm" style:rel-column-width="27799*"/>
    </style:style>
    <style:style style:name="Table1.B" style:family="table-column">
      <style:table-column-properties style:column-width="4.507cm" style:rel-column-width="17898*"/>
    </style:style>
    <style:style style:name="Table1.C" style:family="table-column">
      <style:table-column-properties style:column-width="4.995cm" style:rel-column-width="1983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="none"/>
    </style:style>
    <style:style style:name="Table2" style:family="table">
      <style:table-properties style:width="15.961cm" fo:margin-left="0cm" fo:margin-top="0cm" fo:margin-bottom="0cm" table:align="left" style:writing-mode="lr-tb"/>
    </style:style>
    <style:style style:name="Table2.A" style:family="table-column">
      <style:table-column-properties style:column-width="1.208cm"/>
    </style:style>
    <style:style style:name="Table2.B" style:family="table-column">
      <style:table-column-properties style:column-width="14.75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Table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Table3" style:family="table">
      <style:table-properties style:width="15.961cm" fo:margin-left="0cm" fo:margin-top="0cm" fo:margin-bottom="0cm" table:align="left" style:writing-mode="lr-tb"/>
    </style:style>
    <style:style style:name="Table3.A" style:family="table-column">
      <style:table-column-properties style:column-width="1.208cm"/>
    </style:style>
    <style:style style:name="Table3.B" style:family="table-column">
      <style:table-column-properties style:column-width="14.7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Table3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Table4" style:family="table">
      <style:table-properties style:width="15.961cm" fo:margin-left="0cm" fo:margin-top="0cm" fo:margin-bottom="0cm" table:align="left" style:writing-mode="lr-tb"/>
    </style:style>
    <style:style style:name="Table4.A" style:family="table-column">
      <style:table-column-properties style:column-width="1.208cm"/>
    </style:style>
    <style:style style:name="Table4.B" style:family="table-column">
      <style:table-column-properties style:column-width="14.75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Table4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Table5" style:family="table">
      <style:table-properties style:width="15.961cm" fo:margin-left="0cm" fo:margin-top="0cm" fo:margin-bottom="0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4.75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Table5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Table6" style:family="table">
      <style:table-properties style:width="15.928cm" fo:margin-left="0.016cm" fo:margin-top="0cm" fo:margin-bottom="0cm" table:align="left" style:writing-mode="lr-tb"/>
    </style:style>
    <style:style style:name="Table6.A" style:family="table-column">
      <style:table-column-properties style:column-width="1.191cm"/>
    </style:style>
    <style:style style:name="Table6.B" style:family="table-column">
      <style:table-column-properties style:column-width="14.73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Table6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Table7" style:family="table">
      <style:table-properties style:width="15.961cm" fo:margin-left="0cm" fo:margin-top="0cm" fo:margin-bottom="0cm" table:align="left" style:writing-mode="lr-tb"/>
    </style:style>
    <style:style style:name="Table7.A" style:family="table-column">
      <style:table-column-properties style:column-width="1.208cm"/>
    </style:style>
    <style:style style:name="Table7.B" style:family="table-column">
      <style:table-column-properties style:column-width="14.75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Table7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Table8" style:family="table">
      <style:table-properties style:width="15.961cm" fo:margin-left="0cm" fo:margin-top="0cm" fo:margin-bottom="0cm" table:align="left" style:writing-mode="lr-tb"/>
    </style:style>
    <style:style style:name="Table8.A" style:family="table-column">
      <style:table-column-properties style:column-width="1.208cm"/>
    </style:style>
    <style:style style:name="Table8.B" style:family="table-column">
      <style:table-column-properties style:column-width="14.7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Table8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Table9" style:family="table">
      <style:table-properties style:width="15.961cm" fo:margin-left="0cm" fo:margin-top="0cm" fo:margin-bottom="0cm" table:align="left" style:writing-mode="lr-tb"/>
    </style:style>
    <style:style style:name="Table9.A" style:family="table-column">
      <style:table-column-properties style:column-width="1.208cm"/>
    </style:style>
    <style:style style:name="Table9.B" style:family="table-column">
      <style:table-column-properties style:column-width="14.75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Table9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justify" style:justify-single-word="false"/>
      <style:text-properties fo:color="#181a17" fo:font-size="12pt" fo:language="en" fo:country="US" fo:font-weight="bold" fo:background-color="transparent" style:font-name-asian="TimesNewRomanPSM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181a17" fo:font-size="12pt" fo:background-color="transparent" style:font-name-asian="TimesNewRomanPSM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alibri Light" fo:font-weight="bold" fo:background-color="transparent" style:font-weight-asian="bold" style:font-name-complex="Calibri Light1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fo:background-color="transparent" style:font-name-complex="Times New Roman1"/>
    </style:style>
    <style:style style:name="P9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fo:background-color="transparent" style:font-name-complex="Times New Roman1"/>
    </style:style>
    <style:style style:name="P10" style:family="paragraph" style:parent-style-name="Style1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Times New Roman" fo:background-color="transparent" style:font-name-complex="Times New Roman1"/>
    </style:style>
    <style:style style:name="P11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12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13" style:family="paragraph" style:parent-style-name="Style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14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  <style:text-properties style:font-name="Times New Roman" fo:font-size="12pt" fo:language="en" fo:country="US" fo:background-color="transparent" style:font-size-asian="12pt" style:font-name-complex="Times New Roman1" style:font-size-complex="12pt"/>
    </style:style>
    <style:style style:name="P15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fo:background-color="transparent" style:font-name-complex="Times New Roman1"/>
    </style:style>
    <style:style style:name="P16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fo:background-color="transparent" style:font-name-complex="Times New Roman1"/>
    </style:style>
    <style:style style:name="P17" style:family="paragraph" style:parent-style-name="Style17">
      <style:paragraph-properties fo:margin-left="0cm" fo:margin-right="-0.002cm" fo:line-height="0.423cm" fo:orphans="2" fo:widows="2" fo:text-indent="0cm" style:auto-text-indent="false"/>
    </style:style>
    <style:style style:name="P18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</style:style>
    <style:style style:name="P19" style:family="paragraph" style:parent-style-name="Style7">
      <style:paragraph-properties fo:margin-left="0cm" fo:margin-right="-0.002cm" fo:margin-top="0.372cm" fo:margin-bottom="0cm" loext:contextual-spacing="false" fo:text-align="center" style:justify-single-word="false" fo:orphans="2" fo:widows="2" fo:text-indent="0cm" style:auto-text-indent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20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fo:background-color="transparent"/>
    </style:style>
    <style:style style:name="P21" style:family="paragraph" style:parent-style-name="Style7">
      <style:paragraph-properties fo:margin-left="0cm" fo:margin-right="-0.002cm" fo:line-height="0.423cm" fo:orphans="2" fo:widows="2" fo:text-indent="0cm" style:auto-text-indent="false"/>
      <style:text-properties fo:background-color="transparent"/>
    </style:style>
    <style:style style:name="P22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2pt" fo:background-color="transparent" style:font-size-asian="12pt" style:font-name-complex="Times New Roman1" style:font-size-complex="12pt"/>
    </style:style>
    <style:style style:name="P23" style:family="paragraph" style:parent-style-name="Style17">
      <style:paragraph-properties fo:line-height="100%" fo:text-align="start" style:justify-single-word="false" fo:orphans="2" fo:widows="2"/>
    </style:style>
    <style:style style:name="P24" style:family="paragraph" style:parent-style-name="Style17">
      <style:paragraph-properties fo:line-height="0.423cm" fo:text-align="end" style:justify-single-word="false" fo:orphans="2" fo:widows="2"/>
    </style:style>
    <style:style style:name="P25" style:family="paragraph" style:parent-style-name="Style17">
      <style:paragraph-properties fo:line-height="100%" fo:text-align="start" style:justify-single-word="false" fo:orphans="2" fo:widows="2"/>
      <style:text-properties fo:background-color="transparent"/>
    </style:style>
    <style:style style:name="P26" style:family="paragraph" style:parent-style-name="Style19">
      <style:paragraph-properties fo:margin-top="0cm" fo:margin-bottom="0cm" loext:contextual-spacing="true" fo:line-height="100%" fo:text-align="center" style:justify-single-word="false" fo:orphans="2" fo:widows="2"/>
      <style:text-properties fo:background-color="transparent"/>
    </style:style>
    <style:style style:name="P27" style:family="paragraph" style:parent-style-name="Style7">
      <style:paragraph-properties fo:line-height="100%" fo:text-align="end" style:justify-single-word="false" fo:orphans="2" fo:widows="2"/>
      <style:text-properties fo:background-color="transparent"/>
    </style:style>
    <style:style style:name="P28" style:family="paragraph" style:parent-style-name="Heading_20_1">
      <style:paragraph-properties fo:text-align="center" style:justify-single-word="false" fo:break-before="page"/>
      <style:text-properties style:use-window-font-color="true" style:font-name="Times New Roman" fo:font-size="14pt" fo:font-weight="bold" fo:background-color="transparent" style:font-name-asian="TimesNewRomanPSMT" style:font-size-asian="14pt" style:font-weight-asian="bold" style:font-name-complex="Times New Roman1" style:font-size-complex="14pt"/>
    </style:style>
    <style:style style:name="P29" style:family="paragraph" style:parent-style-name="Style16">
      <style:paragraph-properties fo:margin-left="0cm" fo:margin-right="-0.002cm" fo:margin-top="0.095cm" fo:margin-bottom="0cm" loext:contextual-spacing="false" fo:line-height="100%" fo:text-align="center" style:justify-single-word="false" fo:orphans="2" fo:widows="2" fo:text-indent="0cm" style:auto-text-indent="false">
        <style:tab-stops>
          <style:tab-stop style:position="12.303cm"/>
        </style:tab-stops>
      </style:paragraph-properties>
      <style:text-properties officeooo:paragraph-rsid="0023452d"/>
    </style:style>
    <style:style style:name="P30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  <style:text-properties style:font-name="Times New Roman" fo:background-color="transparent" style:font-name-complex="Times New Roman1"/>
    </style:style>
    <style:style style:name="P31" style:family="paragraph" style:parent-style-name="TOC_20_Heading">
      <style:paragraph-properties fo:text-align="center" style:justify-single-word="false"/>
      <style:text-properties style:use-window-font-color="true" style:font-name="Times New Roman" fo:font-size="14pt" fo:font-weight="bold" fo:background-color="transparent" style:font-size-asian="14pt" style:font-weight-asian="bold" style:font-name-complex="Times New Roman1" style:font-size-complex="14pt"/>
    </style:style>
    <style:style style:name="P32" style:family="paragraph" style:parent-style-name="Preformatted_20_Text">
      <style:paragraph-properties fo:line-height="125%"/>
      <style:text-properties fo:color="#557799" officeooo:paragraph-rsid="00305308"/>
    </style:style>
    <style:style style:name="P33" style:family="paragraph" style:parent-style-name="Preformatted_20_Text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officeooo:paragraph-rsid="00305308"/>
    </style:style>
    <style:style style:name="P34" style:family="paragraph" style:parent-style-name="Preformatted_20_Text">
      <style:paragraph-properties fo:line-height="125%"/>
      <style:text-properties officeooo:paragraph-rsid="00305308"/>
    </style:style>
    <style:style style:name="P35" style:family="paragraph" style:parent-style-name="Preformatted_20_Text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Preformatted_20_Text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790fe"/>
    </style:style>
    <style:style style:name="P37" style:family="paragraph" style:parent-style-name="Preformatted_20_Text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89974"/>
    </style:style>
    <style:style style:name="P38" style:family="paragraph" style:parent-style-name="Preformatted_20_Text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acfdc"/>
    </style:style>
    <style:style style:name="P39" style:family="paragraph" style:parent-style-name="Preformatted_20_Text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05308"/>
    </style:style>
    <style:style style:name="P40" style:family="paragraph" style:parent-style-name="Preformatted_20_Text">
      <style:paragraph-properties fo:margin-top="0cm" fo:margin-bottom="0.499cm" loext:contextual-spacing="false" fo:line-height="125%"/>
      <style:text-properties officeooo:paragraph-rsid="00305308"/>
    </style:style>
    <style:style style:name="P41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font-size="12pt" fo:background-color="transparent" style:font-size-asian="12pt" style:font-name-complex="Times New Roman1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background-color="transparent" style:font-size-asian="12pt" style:font-name-complex="Times New Roman1" style:font-size-complex="12pt"/>
    </style:style>
    <style:style style:name="P43" style:family="paragraph" style:parent-style-name="Standard">
      <style:paragraph-properties fo:text-align="justify" style:justify-single-word="false"/>
      <style:text-properties fo:color="#181a17" fo:font-size="12pt" fo:background-color="transparent" style:font-name-asian="TimesNewRomanPSM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color="#181a17" fo:font-size="12pt" officeooo:paragraph-rsid="0022298b" fo:background-color="transparent" style:font-name-asian="TimesNewRomanPSMT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color="#181a17" fo:font-size="12pt" fo:language="en" fo:country="US" fo:font-weight="bold" fo:background-color="transparent" style:font-name-asian="TimesNewRomanPSM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181a17" fo:font-size="12pt" fo:language="en" fo:country="US" fo:font-weight="bold" officeooo:paragraph-rsid="002790fe" fo:background-color="transparent" style:font-name-asian="TimesNewRomanPSM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181a17" fo:font-size="12pt" fo:language="en" fo:country="US" fo:font-weight="bold" officeooo:paragraph-rsid="00289974" fo:background-color="transparent" style:font-name-asian="TimesNewRomanPSM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181a17" fo:font-size="12pt" fo:language="en" fo:country="US" fo:font-weight="bold" officeooo:paragraph-rsid="002acfdc" fo:background-color="transparent" style:font-name-asian="TimesNewRomanPSM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181a17" fo:font-size="12pt" fo:language="en" fo:country="US" fo:font-weight="bold" officeooo:paragraph-rsid="00305308" fo:background-color="transparent" style:font-name-asian="TimesNewRomanPSM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181a17" fo:font-size="12pt" fo:font-style="normal" officeooo:rsid="0022298b" officeooo:paragraph-rsid="0022298b" fo:background-color="transparent" style:font-name-asian="TimesNewRomanPSMT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text-align="justify" style:justify-single-word="false"/>
      <style:text-properties fo:color="#181a17" fo:font-size="12pt" fo:font-style="normal" fo:font-weight="bold" officeooo:rsid="0022298b" officeooo:paragraph-rsid="0022298b" fo:background-color="transparent" style:font-name-asian="TimesNewRomanPSM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181a17" fo:font-size="12pt" fo:font-weight="bold" officeooo:paragraph-rsid="00305308" fo:background-color="transparent" style:font-name-asian="TimesNewRomanPSMT" style:font-size-asian="12pt" style:font-weight-asian="bold" style:font-size-complex="12pt"/>
    </style:style>
    <style:style style:name="P53" style:family="paragraph" style:parent-style-name="Standard">
      <style:paragraph-properties fo:text-align="justify" style:justify-single-word="false"/>
      <style:text-properties fo:color="#181a17" fo:font-size="12pt" fo:font-weight="normal" officeooo:rsid="0022298b" officeooo:paragraph-rsid="0022298b" fo:background-color="transparent" style:font-name-asian="TimesNewRomanPSM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0pt" fo:background-color="transparent" style:font-name-asian="Times New Roman1" style:font-size-asian="10pt" style:font-name-complex="Courier New1" style:font-size-complex="10pt"/>
    </style:style>
    <style:style style:name="P55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0pt" officeooo:paragraph-rsid="002790fe" fo:background-color="transparent" style:font-name-asian="Times New Roman1" style:font-size-asian="10pt" style:font-name-complex="Courier New1" style:font-size-complex="10pt"/>
    </style:style>
    <style:style style:name="P56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0pt" officeooo:paragraph-rsid="00289974" fo:background-color="transparent" style:font-name-asian="Times New Roman1" style:font-size-asian="10pt" style:font-name-complex="Courier New1" style:font-size-complex="10pt"/>
    </style:style>
    <style:style style:name="P57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0pt" officeooo:paragraph-rsid="002acfdc" fo:background-color="transparent" style:font-name-asian="Times New Roman1" style:font-size-asian="10pt" style:font-name-complex="Courier New1" style:font-size-complex="10pt"/>
    </style:style>
    <style:style style:name="P58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0pt" officeooo:paragraph-rsid="00305308" fo:background-color="transparent" style:font-name-asian="Times New Roman1" style:font-size-asian="10pt" style:font-name-complex="Courier New1" style:font-size-complex="10pt"/>
    </style:style>
    <style:style style:name="P59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0pt" officeooo:rsid="002acfdc" officeooo:paragraph-rsid="002acfdc" fo:background-color="transparent" style:font-name-asian="Times New Roman1" style:font-size-asian="10pt" style:font-name-complex="Courier New1" style:font-size-complex="10pt"/>
    </style:style>
    <style:style style:name="P60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0pt" officeooo:rsid="002acfdc" officeooo:paragraph-rsid="00305308" fo:background-color="transparent" style:font-name-asian="Times New Roman1" style:font-size-asian="10pt" style:font-name-complex="Courier New1" style:font-size-complex="10pt"/>
    </style:style>
    <style:style style:name="P61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05308"/>
    </style:style>
    <style:style style:name="P62" style:family="paragraph" style:parent-style-name="Standard">
      <style:paragraph-properties fo:margin-top="0cm" fo:margin-bottom="0.353cm" loext:contextual-spacing="false" fo:line-height="115%"/>
      <style:text-properties fo:background-color="transparent"/>
    </style:style>
    <style:style style:name="P63" style:family="paragraph" style:parent-style-name="Standard">
      <style:paragraph-properties fo:margin-top="0cm" fo:margin-bottom="0.353cm" loext:contextual-spacing="false" fo:line-height="115%"/>
      <style:text-properties officeooo:paragraph-rsid="002790fe" fo:background-color="transparent"/>
    </style:style>
    <style:style style:name="P64" style:family="paragraph" style:parent-style-name="Standard">
      <style:paragraph-properties fo:margin-top="0cm" fo:margin-bottom="0.353cm" loext:contextual-spacing="false" fo:line-height="115%"/>
      <style:text-properties officeooo:paragraph-rsid="00289974" fo:background-color="transparent"/>
    </style:style>
    <style:style style:name="P65" style:family="paragraph" style:parent-style-name="Standard">
      <style:paragraph-properties fo:margin-top="0cm" fo:margin-bottom="0.353cm" loext:contextual-spacing="false" fo:line-height="115%"/>
      <style:text-properties officeooo:rsid="002acfdc" officeooo:paragraph-rsid="002acfdc" fo:background-color="transparent"/>
    </style:style>
    <style:style style:name="P66" style:family="paragraph" style:parent-style-name="Standard">
      <style:paragraph-properties fo:margin-top="0cm" fo:margin-bottom="0.353cm" loext:contextual-spacing="false" fo:line-height="115%"/>
      <style:text-properties officeooo:rsid="002f855f" officeooo:paragraph-rsid="002f855f" fo:background-color="transparent"/>
    </style:style>
    <style:style style:name="P67" style:family="paragraph" style:parent-style-name="Standard">
      <style:paragraph-properties fo:margin-top="0cm" fo:margin-bottom="0.353cm" loext:contextual-spacing="false" fo:line-height="115%"/>
      <style:text-properties officeooo:paragraph-rsid="002f855f"/>
    </style:style>
    <style:style style:name="P68" style:family="paragraph" style:parent-style-name="Standard">
      <style:paragraph-properties fo:margin-top="0cm" fo:margin-bottom="0.353cm" loext:contextual-spacing="false" fo:line-height="115%"/>
      <style:text-properties fo:color="#181a17" fo:font-size="12pt" fo:font-style="italic" officeooo:paragraph-rsid="00305308" fo:background-color="transparent" style:font-name-asian="TimesNewRomanPSMT" style:font-size-asian="12pt" style:font-style-asian="italic" style:font-size-complex="12pt"/>
    </style:style>
    <style:style style:name="P69" style:family="paragraph" style:parent-style-name="Standard">
      <style:paragraph-properties fo:margin-top="0cm" fo:margin-bottom="0.353cm" loext:contextual-spacing="false" fo:line-height="115%"/>
      <style:text-properties fo:color="#181a17" fo:font-size="12pt" fo:font-style="normal" fo:font-weight="bold" officeooo:rsid="00305308" officeooo:paragraph-rsid="00305308" fo:background-color="transparent" style:font-name-asian="TimesNewRomanPSMT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margin-top="0cm" fo:margin-bottom="0.353cm" loext:contextual-spacing="false" fo:line-height="115%"/>
      <style:text-properties fo:color="#181a17" fo:font-size="12pt" fo:font-style="normal" fo:font-weight="bold" officeooo:rsid="002f855f" officeooo:paragraph-rsid="00305308" fo:background-color="transparent" style:font-name-asian="TimesNewRomanPSMT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margin-top="0cm" fo:margin-bottom="0.353cm" loext:contextual-spacing="false" fo:line-height="115%"/>
      <style:text-properties fo:color="#181a17" fo:font-size="12pt" fo:font-weight="bold" officeooo:paragraph-rsid="00305308" fo:background-color="transparent" style:font-name-asian="TimesNewRomanPSMT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2f855f" fo:background-color="transparent" loext:char-shading-value="0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3233ba" fo:background-color="transparent" loext:char-shading-value="0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officeooo:rsid="002f855f" fo:background-color="transparent" loext:char-shading-value="0" style:font-size-asian="12pt" style:font-size-complex="12pt"/>
    </style:style>
    <style:style style:name="T9" style:family="text">
      <style:text-properties fo:font-size="12pt" style:text-underline-style="none" officeooo:rsid="003233ba" fo:background-color="transparent" loext:char-shading-value="0" style:font-size-asian="12pt" style:font-size-complex="12pt"/>
    </style:style>
    <style:style style:name="T10" style:family="text">
      <style:text-properties style:font-name="Times New Roman" fo:font-size="12pt" fo:font-weight="bold" fo:background-color="transparent" loext:char-shading-value="0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language="en" fo:country="US" fo:background-color="transparent" loext:char-shading-value="0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US" officeooo:rsid="001e51fe" fo:background-color="transparent" loext:char-shading-value="0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officeooo:rsid="001e51fe" fo:background-color="transparent" loext:char-shading-value="0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background-color="transparent" loext:char-shading-value="0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e51fe" fo:background-color="transparent" loext:char-shading-value="0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21c4cf" fo:background-color="transparent" loext:char-shading-value="0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1e51fe" fo:background-color="transparent" loext:char-shading-value="0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style:font-name-complex="Times New Roman1"/>
    </style:style>
    <style:style style:name="T19" style:family="text">
      <style:text-properties style:font-name="Times New Roman" officeooo:rsid="001e51fe" style:font-name-complex="Times New Roman1"/>
    </style:style>
    <style:style style:name="T20" style:family="text">
      <style:text-properties style:font-name="Times New Roman" fo:language="en" fo:country="US" officeooo:rsid="001e51fe" style:font-name-complex="Times New Roman1"/>
    </style:style>
    <style:style style:name="T21" style:family="text">
      <style:text-properties style:use-window-font-color="true" style:font-name="Times New Roman" fo:font-size="14pt" fo:font-weight="bold" fo:background-color="transparent" loext:char-shading-value="0" style:font-size-asian="14pt" style:font-weight-asian="bold" style:font-name-complex="Times New Roman1" style:font-size-complex="14pt"/>
    </style:style>
    <style:style style:name="T22" style:family="text">
      <style:text-properties fo:color="#333333"/>
    </style:style>
    <style:style style:name="T23" style:family="text">
      <style:text-properties fo:color="#557799"/>
    </style:style>
    <style:style style:name="T24" style:family="text">
      <style:text-properties fo:color="#333399" fo:font-weight="bold"/>
    </style:style>
    <style:style style:name="T25" style:family="text">
      <style:text-properties fo:color="#0066bb" fo:font-weight="bold"/>
    </style:style>
    <style:style style:name="T26" style:family="text">
      <style:text-properties fo:color="#008800" fo:font-weight="bold"/>
    </style:style>
    <style:style style:name="T27" style:family="text">
      <style:text-properties fo:color="#0000dd" fo:font-weight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 text:display="true"/>
    </style:style>
    <style:style style:name="T30" style:family="text">
      <style:text-properties officeooo:rsid="0022298b"/>
    </style:style>
    <style:style style:name="T31" style:family="text">
      <style:text-properties fo:font-weight="bold" officeooo:rsid="0022298b" style:font-weight-asian="bold" style:font-weight-complex="bold"/>
    </style:style>
    <style:style style:name="T32" style:family="text">
      <style:text-properties officeooo:rsid="0023452d"/>
    </style:style>
    <style:style style:name="T33" style:family="text">
      <style:text-properties fo:background-color="#fff0f0" loext:char-shading-value="0"/>
    </style:style>
    <style:style style:name="T34" style:family="text">
      <style:text-properties fo:color="#666666" fo:font-weight="bold" fo:background-color="#fff0f0" loext:char-shading-value="0"/>
    </style:style>
    <style:style style:name="T35" style:family="text">
      <style:text-properties officeooo:rsid="002790fe"/>
    </style:style>
    <style:style style:name="T36" style:family="text">
      <style:text-properties officeooo:rsid="00289974"/>
    </style:style>
    <style:style style:name="T37" style:family="text">
      <style:text-properties officeooo:rsid="002acfdc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font-style="normal" officeooo:rsid="00305308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32">+</text:span>Федеральное государственное бюджетное образовательное учреждение высшего образования</text:p>
      <text:p text:style-name="P42"><text:s/>«Сибирский государственный университет телекоммуникаций и информатики»</text:p>
      <text:p text:style-name="P42">(СибГУТИ)</text:p>
      <text:p text:style-name="P19"/>
      <text:p text:style-name="P19"/>
      <text:p text:style-name="P27">Кафедра вычислительных систем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13"><text:span text:style-name="Font_20_Style22"><text:span text:style-name="T10">ОТЧЕТ</text:span></text:span></text:p>
      <text:p text:style-name="P11"><text:span text:style-name="Font_20_Style22"><text:span text:style-name="T14"><text:s/>по практической работе </text:span></text:span><text:span text:style-name="Font_20_Style22"><text:span text:style-name="T16">1</text:span></text:span></text:p>
      <text:p text:style-name="P12"/>
      <text:p text:style-name="P7"><text:span text:style-name="T1">по дисциплине «</text:span><text:span text:style-name="T3">Программирование</text:span><text:span text:style-name="T1">»</text:span></text:p>
      <text:p text:style-name="P26"/>
      <text:p text:style-name="P26"/>
      <text:p text:style-name="P10"/>
      <text:p text:style-name="P15"/>
      <text:p text:style-name="P16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Font_20_Style22"><text:span text:style-name="T14">Выполнил:</text:span></text:span></text:p>
            <text:p text:style-name="P17"><text:span text:style-name="Font_20_Style22"><text:span text:style-name="T14">студент гр. </text:span></text:span><text:span text:style-name="Font_20_Style22"><text:span text:style-name="T12">ИС</text:span></text:span><text:span text:style-name="Font_20_Style22"><text:span text:style-name="T14">-</text:span></text:span><text:span text:style-name="Font_20_Style22"><text:span text:style-name="T12">242</text:span></text:span></text:p>
            <text:p text:style-name="P23"><text:span text:style-name="Font_20_Style22"><text:span text:style-name="T14">«</text:span></text:span><text:span text:style-name="Font_20_Style22"><text:span text:style-name="T15">21</text:span></text:span><text:span text:style-name="Font_20_Style22"><text:span text:style-name="T14">» </text:span></text:span><text:span text:style-name="Font_20_Style22"><text:span text:style-name="T15">апреля</text:span></text:span><text:span text:style-name="Font_20_Style22"><text:span text:style-name="T14"> 20</text:span></text:span><text:span text:style-name="Font_20_Style22"><text:span text:style-name="T15">23</text:span></text:span><text:span text:style-name="Font_20_Style22"><text:span text:style-name="T14"> г.</text:span></text:span></text:p>
          </table:table-cell>
          <table:table-cell table:style-name="Table1.B1" office:value-type="string">
            <text:p text:style-name="P30">____________</text:p>
          </table:table-cell>
          <table:table-cell table:style-name="Table1.B1" office:value-type="string">
            <text:p text:style-name="P18"><text:span text:style-name="Font_20_Style22"><text:span text:style-name="T11">/</text:span></text:span><text:span text:style-name="Font_20_Style22"><text:span text:style-name="T17">Корытин</text:span></text:span><text:span text:style-name="Font_20_Style22"><text:span text:style-name="T14"> </text:span></text:span><text:span text:style-name="Font_20_Style22"><text:span text:style-name="T15">М</text:span></text:span><text:span text:style-name="Font_20_Style22"><text:span text:style-name="T14">.</text:span></text:span><text:span text:style-name="Font_20_Style22"><text:span text:style-name="T15">А</text:span></text:span><text:span text:style-name="Font_20_Style22"><text:span text:style-name="T14">./</text:span></text:span></text:p>
          </table:table-cell>
        </table:table-row>
        <table:table-row table:style-name="Table1.1">
          <table:table-cell table:style-name="Table1.A1" office:value-type="string">
            <text:p text:style-name="P22"/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B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3"><text:span text:style-name="Font_20_Style22"><text:span text:style-name="T14">Проверил:</text:span></text:span></text:p>
            <text:p text:style-name="P23"><text:span text:style-name="Font_20_Style22"><text:span text:style-name="T15">Старший Преподаватель</text:span></text:span><text:span text:style-name="Font_20_Style22"><text:span text:style-name="T14"> Кафедры ВС</text:span></text:span></text:p>
            <text:p text:style-name="P25"><text:span text:style-name="T18">«</text:span><text:span text:style-name="T20">21</text:span><text:span text:style-name="T18">» </text:span><text:span text:style-name="T19">апреля</text:span><text:span text:style-name="T18"> 20</text:span><text:span text:style-name="T19">23</text:span><text:span text:style-name="T18"> г.</text:span></text:p>
          </table:table-cell>
          <table:table-cell table:style-name="Table1.B1" office:value-type="string">
            <text:p text:style-name="P30">____________</text:p>
          </table:table-cell>
          <table:table-cell table:style-name="Table1.B1" office:value-type="string">
            <text:p text:style-name="P24"><text:span text:style-name="Font_20_Style22"><text:span text:style-name="T11">/</text:span></text:span><text:span text:style-name="Font_20_Style22"><text:span text:style-name="T13">Фульман</text:span></text:span><text:span text:style-name="Font_20_Style22"><text:span text:style-name="T14"> </text:span></text:span><text:span text:style-name="Font_20_Style22"><text:span text:style-name="T15">В</text:span></text:span><text:span text:style-name="Font_20_Style22"><text:span text:style-name="T14">.</text:span></text:span><text:span text:style-name="Font_20_Style22"><text:span text:style-name="T15">О</text:span></text:span><text:span text:style-name="Font_20_Style22"><text:span text:style-name="T14">./</text:span></text:span></text:p>
          </table:table-cell>
        </table:table-row>
      </table:table>
      <text:p text:style-name="P15"/>
      <text:p text:style-name="P8"/>
      <text:p text:style-name="P9"/>
      <text:p text:style-name="P9"/>
      <text:p text:style-name="P9"/>
      <text:p text:style-name="P23"><text:span text:style-name="Font_20_Style22"><text:span text:style-name="T14">Оценка «_____________»</text:span></text:span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9"><text:span text:style-name="Font_20_Style22"><text:span text:style-name="T14">Новосибирск 202</text:span></text:span><text:span text:style-name="Font_20_Style22"><text:span text:style-name="T15">3</text:span>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1"><text:soft-page-break/>ОГЛАВЛЕНИЕ</text:p>
          </text:index-title>
          <text:p text:style-name="Contents_20_1"><text:a xlink:type="simple" xlink:href="#_Toc35593781" text:style-name="Index_20_Link" text:visited-style-name="Index_20_Link"><text:span text:style-name="T28">ЗАДАНИЕ</text:span></text:a><text:a xlink:type="simple" xlink:href="#_Toc35593781" text:style-name="Index_20_Link" text:visited-style-name="Index_20_Link"><text:span text:style-name="T29"><text:tab/>3</text:span></text:a></text:p>
          <text:p text:style-name="Contents_20_1"><text:a xlink:type="simple" xlink:href="#_Toc35593782" text:style-name="Index_20_Link" text:visited-style-name="Index_20_Link"><text:span text:style-name="T28">ВЫПОЛНЕНИЕ РАБОТЫ</text:span></text:a><text:a xlink:type="simple" xlink:href="#_Toc35593782" text:style-name="Index_20_Link" text:visited-style-name="Index_20_Link"><text:span text:style-name="T29"><text:tab/>4</text:span></text:a></text:p>
          <text:p text:style-name="Contents_20_1"><text:a xlink:type="simple" xlink:href="#_Toc35593783" text:style-name="Index_20_Link" text:visited-style-name="Index_20_Link"><text:span text:style-name="T28">ПРИЛОЖЕНИЕ</text:span></text:a><text:a xlink:type="simple" xlink:href="#_Toc35593783" text:style-name="Index_20_Link" text:visited-style-name="Index_20_Link"><text:span text:style-name="T29"><text:tab/>5</text:span></text:a></text:p>
          <text:p text:style-name="P6"/>
        </text:index-body>
      </text:table-of-content>
      <text:p text:style-name="P52"/>
      <text:h text:style-name="P28" text:outline-level="1"><text:bookmark-start text:name="_Toc35593781"/>ЗАДАНИЕ<text:bookmark-end text:name="_Toc35593781"/></text:h>
      <text:p text:style-name="P50">С помощью отладчика локализовать ошибки и исправить их.</text:p>
      <text:p text:style-name="P51">Задание 1.</text:p>
      <text:p text:style-name="P4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8"><text:s/>1</text:p>
            <text:p text:style-name="P58"><text:s/>2</text:p>
            <text:p text:style-name="P58"><text:s/>3</text:p>
            <text:p text:style-name="P58"><text:s/>4</text:p>
            <text:p text:style-name="P58"><text:s/>5</text:p>
            <text:p text:style-name="P58"><text:s/>6</text:p>
            <text:p text:style-name="P58"><text:s/>7</text:p>
            <text:p text:style-name="P58"><text:s/>8</text:p>
            <text:p text:style-name="P58"><text:s/>9</text:p>
            <text:p text:style-name="P58">10</text:p>
            <text:p text:style-name="P58">11</text:p>
            <text:p text:style-name="P58">12</text:p>
            <text:p text:style-name="P58">13</text:p>
            <text:p text:style-name="P58">14</text:p>
            <text:p text:style-name="P58">15</text:p>
            <text:p text:style-name="P58">16</text:p>
            <text:p text:style-name="P58">17</text:p>
            <text:p text:style-name="P58">18</text:p>
            <text:p text:style-name="P58">19</text:p>
            <text:p text:style-name="P58">20</text:p>
            <text:p text:style-name="P58">21</text:p>
            <text:p text:style-name="P58">22</text:p>
            <text:p text:style-name="P58">23</text:p>
            <text:p text:style-name="P58">24</text:p>
            <text:p text:style-name="P58">25</text:p>
            <text:p text:style-name="P58">26</text:p>
            <text:p text:style-name="P58">27</text:p>
            <text:p text:style-name="P58">28</text:p>
            <text:p text:style-name="P58">29</text:p>
            <text:p text:style-name="P58">30</text:p>
            <text:p text:style-name="P58">31</text:p>
            <text:p text:style-name="P58">32</text:p>
            <text:p text:style-name="P58">33</text:p>
          </table:table-cell>
          <table:table-cell table:style-name="Table6.B1" office:value-type="string">
            <text:p text:style-name="P33">#include &lt;stdio.h&gt;</text:p>
            <text:p text:style-name="P32">#include &lt;stdlib.h&gt;</text:p>
            <text:p text:style-name="P34"/>
            <text:p text:style-name="P34"><text:span text:style-name="T24">void</text:span> <text:span text:style-name="T25">init</text:span>(<text:span text:style-name="T24">int</text:span><text:span text:style-name="T22">*</text:span> arr, <text:span text:style-name="T24">int</text:span> n)</text:p>
            <text:p text:style-name="P34">{</text:p>
            <text:p text:style-name="P34"><text:s text:c="8"/>arr <text:span text:style-name="T22">=</text:span> malloc(n <text:span text:style-name="T22">*</text:span> <text:span text:style-name="T26">sizeof</text:span>(<text:span text:style-name="T24">int</text:span>));</text:p>
            <text:p text:style-name="P34"><text:s text:c="8"/><text:span text:style-name="T24">int</text:span> i;</text:p>
            <text:p text:style-name="P34"><text:s text:c="8"/><text:span text:style-name="T26">for</text:span> (i <text:span text:style-name="T22">=</text:span> <text:span text:style-name="T27">0</text:span>; i <text:span text:style-name="T22">&lt;</text:span> n; <text:span text:style-name="T22">++</text:span>i)</text:p>
            <text:p text:style-name="P34"><text:s text:c="8"/>{</text:p>
            <text:p text:style-name="P34"><text:s text:c="16"/>arr[i] <text:span text:style-name="T22">=</text:span> i;</text:p>
            <text:p text:style-name="P34"><text:s text:c="8"/>}</text:p>
            <text:p text:style-name="P34">}</text:p>
            <text:p text:style-name="P34"/>
            <text:p text:style-name="P34"><text:span text:style-name="T24">int</text:span> <text:span text:style-name="T25">main</text:span>()</text:p>
            <text:p text:style-name="P34">{</text:p>
            <text:p text:style-name="P34"><text:s text:c="8"/><text:span text:style-name="T24">int</text:span><text:span text:style-name="T22">*</text:span> arr <text:span text:style-name="T22">=</text:span> Null;</text:p>
            <text:p text:style-name="P34"><text:s text:c="8"/><text:span text:style-name="T24">int</text:span> n <text:span text:style-name="T22">=</text:span> <text:span text:style-name="T27">10</text:span>;</text:p>
            <text:p text:style-name="P34"><text:s text:c="8"/>init(arr, n);</text:p>
            <text:p text:style-name="P34"><text:s text:c="8"/></text:p>
            <text:p text:style-name="P34"><text:s text:c="8"/><text:span text:style-name="T24">int</text:span> i;</text:p>
            <text:p text:style-name="P34"><text:s text:c="8"/><text:span text:style-name="T26">for</text:span> (i <text:span text:style-name="T22">=</text:span> <text:span text:style-name="T27">0</text:span>; i <text:span text:style-name="T22">&lt;</text:span> n; <text:span text:style-name="T22">++</text:span>i)</text:p>
            <text:p text:style-name="P34"><text:s text:c="8"/>{</text:p>
            <text:p text:style-name="P34"><text:s text:c="16"/>printf(<text:span text:style-name="T33">"%d</text:span><text:span text:style-name="T34">\n</text:span><text:span text:style-name="T33">"</text:span>, arr[i]);</text:p>
            <text:p text:style-name="P34"><text:s text:c="8"/>}</text:p>
            <text:p text:style-name="P34"><text:s text:c="8"/><text:span text:style-name="T26">return</text:span> <text:span text:style-name="T27">0</text:span>;</text:p>
            <text:p text:style-name="P40">}</text:p>
            <text:p text:style-name="P61"/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><text:soft-page-break/><text:span text:style-name="T39">Задание 2.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8"><text:s/>1</text:p>
            <text:p text:style-name="P58"><text:s/>2</text:p>
            <text:p text:style-name="P58"><text:s/>3</text:p>
            <text:p text:style-name="P58"><text:s/>4</text:p>
            <text:p text:style-name="P58"><text:s/>5</text:p>
            <text:p text:style-name="P58"><text:s/>6</text:p>
            <text:p text:style-name="P58"><text:s/>7</text:p>
            <text:p text:style-name="P58"><text:s/>8</text:p>
            <text:p text:style-name="P58"><text:s/>9</text:p>
            <text:p text:style-name="P58">10</text:p>
            <text:p text:style-name="P58">11</text:p>
            <text:p text:style-name="P58">12</text:p>
            <text:p text:style-name="P58">13</text:p>
            <text:p text:style-name="P58">14</text:p>
            <text:p text:style-name="P58">15</text:p>
            <text:p text:style-name="P58">16</text:p>
            <text:p text:style-name="P58">17</text:p>
            <text:p text:style-name="P58">18</text:p>
            <text:p text:style-name="P58">19</text:p>
            <text:p text:style-name="P58">20</text:p>
            <text:p text:style-name="P58">21</text:p>
            <text:p text:style-name="P58">22</text:p>
            <text:p text:style-name="P58">23</text:p>
            <text:p text:style-name="P58">24</text:p>
            <text:p text:style-name="P58">25</text:p>
            <text:p text:style-name="P58">26</text:p>
            <text:p text:style-name="P58">27</text:p>
            <text:p text:style-name="P58">28</text:p>
            <text:p text:style-name="P58">29</text:p>
            <text:p text:style-name="P58">30</text:p>
            <text:p text:style-name="P58">31</text:p>
            <text:p text:style-name="P58">32</text:p>
            <text:p text:style-name="P58">33</text:p>
          </table:table-cell>
          <table:table-cell table:style-name="Table7.B1" office:value-type="string">
            <text:p text:style-name="P33">#include &lt;stdio.h&gt;</text:p>
            <text:p text:style-name="P34"/>
            <text:p text:style-name="P34"><text:span text:style-name="T26">typedef</text:span> <text:span text:style-name="T26">struct</text:span></text:p>
            <text:p text:style-name="P34">{</text:p>
            <text:p text:style-name="P34"><text:s text:c="8"/><text:span text:style-name="T24">char</text:span> str[<text:span text:style-name="T27">3</text:span>];</text:p>
            <text:p text:style-name="P34"><text:s text:c="8"/><text:span text:style-name="T24">int</text:span> num;</text:p>
            <text:p text:style-name="P34">} NumberRepr;</text:p>
            <text:p text:style-name="P34"/>
            <text:p text:style-name="P34"><text:span text:style-name="T24">void</text:span> <text:span text:style-name="T25">format</text:span>(NumberRepr <text:span text:style-name="T22">*</text:span> number)</text:p>
            <text:p text:style-name="P34">{</text:p>
            <text:p text:style-name="P34"><text:s text:c="8"/>sprintf(number<text:span text:style-name="T22">-&gt;</text:span>str, <text:span text:style-name="T33">"%3d"</text:span>, number<text:span text:style-name="T22">-&gt;</text:span>num);</text:p>
            <text:p text:style-name="P34">}</text:p>
            <text:p text:style-name="P34"/>
            <text:p text:style-name="P34"><text:span text:style-name="T24">int</text:span> <text:span text:style-name="T25">main</text:span>()</text:p>
            <text:p text:style-name="P34">{</text:p>
            <text:p text:style-name="P34"><text:s text:c="8"/>NumberRepr number <text:span text:style-name="T22">=</text:span> { .num <text:span text:style-name="T22">=</text:span> <text:span text:style-name="T27">1025</text:span> };</text:p>
            <text:p text:style-name="P34"><text:s text:c="8"/></text:p>
            <text:p text:style-name="P34"><text:s text:c="8"/>format(<text:span text:style-name="T22">&amp;</text:span>number);</text:p>
            <text:p text:style-name="P34"><text:s text:c="8"/></text:p>
            <text:p text:style-name="P34"><text:s text:c="8"/>printf(<text:span text:style-name="T33">"str: %s</text:span><text:span text:style-name="T34">\n</text:span><text:span text:style-name="T33">"</text:span>, number.str);</text:p>
            <text:p text:style-name="P34"><text:s text:c="8"/>printf(<text:span text:style-name="T33">"num: %d</text:span><text:span text:style-name="T34">\n</text:span><text:span text:style-name="T33">"</text:span>, number.num);</text:p>
            <text:p text:style-name="P34"><text:s text:c="8"/></text:p>
            <text:p text:style-name="P34"><text:s text:c="8"/><text:span text:style-name="T26">return</text:span> <text:span text:style-name="T27">0</text:span>;</text:p>
            <text:p text:style-name="P40">}</text:p>
            <text:p text:style-name="P40"/>
            <text:p text:style-name="P61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1"><text:span text:style-name="T39"/></text:p>
      <text:p text:style-name="P71"><text:soft-page-break/><text:span text:style-name="T39">Задание 3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8"><text:s/>1</text:p>
            <text:p text:style-name="P58"><text:s/>2</text:p>
            <text:p text:style-name="P58"><text:s/>3</text:p>
            <text:p text:style-name="P58"><text:s/>4</text:p>
            <text:p text:style-name="P58"><text:s/>5</text:p>
            <text:p text:style-name="P58"><text:s/>6</text:p>
            <text:p text:style-name="P58"><text:s/>7</text:p>
            <text:p text:style-name="P58"><text:s/>8</text:p>
            <text:p text:style-name="P58"><text:s/>9</text:p>
            <text:p text:style-name="P58">10</text:p>
            <text:p text:style-name="P58">11</text:p>
            <text:p text:style-name="P58">12</text:p>
            <text:p text:style-name="P58">13</text:p>
            <text:p text:style-name="P58">14</text:p>
            <text:p text:style-name="P58">15</text:p>
            <text:p text:style-name="P58">16</text:p>
            <text:p text:style-name="P58">17</text:p>
            <text:p text:style-name="P58">18</text:p>
            <text:p text:style-name="P58">19</text:p>
            <text:p text:style-name="P58">20</text:p>
            <text:p text:style-name="P58">21</text:p>
            <text:p text:style-name="P58">22</text:p>
            <text:p text:style-name="P58">23</text:p>
            <text:p text:style-name="P58">24</text:p>
            <text:p text:style-name="P58">25</text:p>
            <text:p text:style-name="P58">26</text:p>
            <text:p text:style-name="P58">27</text:p>
            <text:p text:style-name="P58">28</text:p>
            <text:p text:style-name="P58">29</text:p>
            <text:p text:style-name="P58">30</text:p>
            <text:p text:style-name="P58">31</text:p>
            <text:p text:style-name="P58">32</text:p>
            <text:p text:style-name="P58">33</text:p>
          </table:table-cell>
          <table:table-cell table:style-name="Table8.B1" office:value-type="string">
            <text:p text:style-name="P33">#include&lt;stdio.h&gt;</text:p>
            <text:p text:style-name="P34"/>
            <text:p text:style-name="P32">#define SQR(x) x * x</text:p>
            <text:p text:style-name="P34"/>
            <text:p text:style-name="P34"><text:span text:style-name="T24">int</text:span> <text:span text:style-name="T25">main</text:span>()</text:p>
            <text:p text:style-name="P34">{</text:p>
            <text:p text:style-name="P34"><text:s text:c="8"/><text:span text:style-name="T24">int</text:span> y <text:span text:style-name="T22">=</text:span> <text:span text:style-name="T27">5</text:span>;</text:p>
            <text:p text:style-name="P34"><text:s text:c="8"/><text:span text:style-name="T24">int</text:span> z <text:span text:style-name="T22">=</text:span> SQR(y <text:span text:style-name="T22">+</text:span> <text:span text:style-name="T27">1</text:span>);</text:p>
            <text:p text:style-name="P34"><text:s text:c="8"/>printf(<text:span text:style-name="T33">"z = %d</text:span><text:span text:style-name="T34">\n</text:span><text:span text:style-name="T33">"</text:span>, z);</text:p>
            <text:p text:style-name="P34"><text:s text:c="8"/><text:span text:style-name="T26">return</text:span> <text:span text:style-name="T27">0</text:span>;</text:p>
            <text:p text:style-name="P40">}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1"><text:span text:style-name="T39"/></text:p>
      <text:p text:style-name="P71"><text:soft-page-break/><text:span text:style-name="T39">Задание 4.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8"><text:s/>1</text:p>
            <text:p text:style-name="P58"><text:s/>2</text:p>
            <text:p text:style-name="P58"><text:s/>3</text:p>
            <text:p text:style-name="P58"><text:s/>4</text:p>
            <text:p text:style-name="P58"><text:s/>5</text:p>
            <text:p text:style-name="P58"><text:s/>6</text:p>
            <text:p text:style-name="P58"><text:s/>7</text:p>
            <text:p text:style-name="P58"><text:s/>8</text:p>
            <text:p text:style-name="P58"><text:s/>9</text:p>
            <text:p text:style-name="P58">10</text:p>
            <text:p text:style-name="P58">11</text:p>
            <text:p text:style-name="P58">12</text:p>
            <text:p text:style-name="P58">13</text:p>
            <text:p text:style-name="P58">14</text:p>
            <text:p text:style-name="P58">15</text:p>
            <text:p text:style-name="P58">16</text:p>
            <text:p text:style-name="P58">17</text:p>
            <text:p text:style-name="P58">18</text:p>
            <text:p text:style-name="P58">19</text:p>
            <text:p text:style-name="P58">20</text:p>
            <text:p text:style-name="P58">21</text:p>
            <text:p text:style-name="P58">22</text:p>
            <text:p text:style-name="P58">23</text:p>
            <text:p text:style-name="P58">24</text:p>
            <text:p text:style-name="P58">25</text:p>
            <text:p text:style-name="P58">26</text:p>
            <text:p text:style-name="P58">27</text:p>
            <text:p text:style-name="P58">28</text:p>
            <text:p text:style-name="P58">29</text:p>
            <text:p text:style-name="P58">30</text:p>
            <text:p text:style-name="P58">31</text:p>
            <text:p text:style-name="P58">32</text:p>
            <text:p text:style-name="P58">33</text:p>
            <text:p text:style-name="P60">34</text:p>
            <text:p text:style-name="P60">35</text:p>
            <text:p text:style-name="P60">36</text:p>
            <text:p text:style-name="P60">37</text:p>
            <text:p text:style-name="P60"/>
          </table:table-cell>
          <table:table-cell table:style-name="Table9.B1" office:value-type="string">
            <text:p text:style-name="P33">#include &lt;stdio.h&gt;</text:p>
            <text:p text:style-name="P34"><text:span text:style-name="T24">void</text:span> <text:span text:style-name="T25">swap</text:span>(<text:span text:style-name="T24">int</text:span><text:span text:style-name="T22">*</text:span> a, <text:span text:style-name="T24">int</text:span><text:span text:style-name="T22">*</text:span>b)</text:p>
            <text:p text:style-name="P34">{</text:p>
            <text:p text:style-name="P34"><text:s text:c="8"/><text:span text:style-name="T24">int</text:span> tmp <text:span text:style-name="T22">=</text:span> <text:span text:style-name="T22">*</text:span>a;</text:p>
            <text:p text:style-name="P34"><text:s text:c="8"/><text:span text:style-name="T22">*</text:span>a <text:span text:style-name="T22">=</text:span> <text:span text:style-name="T22">*</text:span>b;</text:p>
            <text:p text:style-name="P34"><text:s text:c="8"/><text:span text:style-name="T22">*</text:span>b <text:span text:style-name="T22">=</text:span> tmp;</text:p>
            <text:p text:style-name="P34">}</text:p>
            <text:p text:style-name="P34"/>
            <text:p text:style-name="P34"><text:span text:style-name="T24">void</text:span> <text:span text:style-name="T25">bubble_sort</text:span>(<text:span text:style-name="T24">int</text:span><text:span text:style-name="T22">*</text:span> array,<text:span text:style-name="T24">int</text:span> size)</text:p>
            <text:p text:style-name="P34">{</text:p>
            <text:p text:style-name="P34"><text:s text:c="8"/><text:span text:style-name="T24">int</text:span> i,j;</text:p>
            <text:p text:style-name="P34"><text:s text:c="8"/><text:span text:style-name="T26">for</text:span> (i <text:span text:style-name="T22">=</text:span> <text:span text:style-name="T27">0</text:span>; i <text:span text:style-name="T22">&lt;</text:span> size <text:span text:style-name="T22">-</text:span> <text:span text:style-name="T27">1</text:span>; <text:span text:style-name="T22">++</text:span>i) {</text:p>
            <text:p text:style-name="P34"><text:s text:c="16"/><text:span text:style-name="T26">for</text:span>(j <text:span text:style-name="T22">=</text:span> <text:span text:style-name="T27">0</text:span>; j <text:span text:style-name="T22">&lt;</text:span> size <text:span text:style-name="T22">-</text:span> i <text:span text:style-name="T22">-</text:span> <text:span text:style-name="T27">1</text:span>; <text:span text:style-name="T22">++</text:span>j) {</text:p>
            <text:p text:style-name="P34"><text:s text:c="24"/><text:span text:style-name="T26">if</text:span> (array[j] <text:span text:style-name="T22">&gt;</text:span> array[j <text:span text:style-name="T22">+</text:span> <text:span text:style-name="T27">1</text:span>]) {</text:p>
            <text:p text:style-name="P34"><text:s text:c="32"/>swap(<text:span text:style-name="T22">&amp;</text:span>array[j], <text:span text:style-name="T22">&amp;</text:span>array[j <text:span text:style-name="T22">+</text:span> <text:span text:style-name="T27">1</text:span>]);</text:p>
            <text:p text:style-name="P34"><text:s text:c="24"/>}</text:p>
            <text:p text:style-name="P34"><text:s text:c="16"/>}</text:p>
            <text:p text:style-name="P34"><text:s text:c="8"/>}</text:p>
            <text:p text:style-name="P34">}</text:p>
            <text:p text:style-name="P34"/>
            <text:p text:style-name="P34"><text:span text:style-name="T24">int</text:span> <text:span text:style-name="T25">main</text:span>()</text:p>
            <text:p text:style-name="P34">{</text:p>
            <text:p text:style-name="P34"><text:s text:c="8"/><text:span text:style-name="T24">int</text:span> array[<text:span text:style-name="T27">100</text:span>] <text:span text:style-name="T22">=</text:span> {<text:span text:style-name="T27">10</text:span>, <text:span text:style-name="T27">15</text:span>, <text:span text:style-name="T27">5</text:span>, <text:span text:style-name="T27">4</text:span>, <text:span text:style-name="T27">21</text:span>, <text:span text:style-name="T27">7</text:span>};</text:p>
            <text:p text:style-name="P34"><text:s text:c="8"/>bubble_sort(array, <text:span text:style-name="T27">6</text:span>);</text:p>
            <text:p text:style-name="P34"><text:s text:c="8"/><text:span text:style-name="T24">int</text:span> i;</text:p>
            <text:p text:style-name="P34"><text:s text:c="8"/><text:span text:style-name="T26">for</text:span> (i <text:span text:style-name="T22">=</text:span> <text:span text:style-name="T27">0</text:span>; i <text:span text:style-name="T22">&lt;</text:span> <text:span text:style-name="T27">6</text:span>; <text:span text:style-name="T22">++</text:span>i)</text:p>
            <text:p text:style-name="P34"><text:s text:c="8"/>{</text:p>
            <text:p text:style-name="P34"><text:s text:c="16"/>printf(<text:span text:style-name="T33">"%d "</text:span>, array[i]);</text:p>
            <text:p text:style-name="P34"><text:s text:c="8"/>}</text:p>
            <text:p text:style-name="P34"><text:s text:c="8"/>printf(<text:span text:style-name="T33">"</text:span><text:span text:style-name="T34">\n</text:span><text:span text:style-name="T33">"</text:span>);</text:p>
            <text:p text:style-name="P34"><text:s text:c="8"/><text:span text:style-name="T26">return</text:span> <text:span text:style-name="T27">0</text:span>;</text:p>
            <text:p text:style-name="P40">}</text:p>
          </table:table-cell>
        </table:table-row>
      </table:table>
      <text:p text:style-name="P70"/>
      <text:p text:style-name="P2"><text:bookmark-start text:name="_Toc35593782"/><text:span text:style-name="Заголовок_20_1_20_Знак"><text:span text:style-name="T21">ВЫПОЛНЕНИЕ РАБОТЫ</text:span></text:span><text:bookmark-end text:name="_Toc35593782"/></text:p>
      <text:p text:style-name="P5"/>
      <text:p text:style-name="P4">Описывается ход работы над заданием с приложением снимков экрана.</text:p>
      <text:p text:style-name="P44"><text:span text:style-name="T31">Задание 1.</text:span></text:p>
      <text:p text:style-name="P53">Ошибка заключается в том, что в переменной arr лежит нулевой указатель. Функция init выделяет память под массив и заполняет его внутри себя, но не возвращает его.</text:p>
      <text:h text:style-name="P28" text:outline-level="1"><text:bookmark-start text:name="_Toc35593783"/>ПРИЛОЖЕНИЕ<text:bookmark-end text:name="_Toc35593783"/></text:h>
      <text:p text:style-name="P4"/>
      <text:p text:style-name="P4">Исходный код с комментариями.</text:p>
      <text:p text:style-name="P4"/>
      <text:p text:style-name="P3"><text:span text:style-name="T30">Zadanie1.</text:span>c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4"><text:s/>1</text:p>
            <text:p text:style-name="P54"><text:s/>2</text:p>
            <text:p text:style-name="P54"><text:s/>3</text:p>
            <text:p text:style-name="P54"><text:s/>4</text:p>
            <text:p text:style-name="P54"><text:s/>5</text:p>
            <text:p text:style-name="P54"><text:s/>6</text:p>
            <text:p text:style-name="P54"><text:s/>7</text:p>
            <text:p text:style-name="P54"><text:s/>8</text:p>
            <text:p text:style-name="P54"><text:s/>9</text:p>
            <text:p text:style-name="P54">10</text:p>
            <text:p text:style-name="P54">11</text:p>
            <text:p text:style-name="P54">12</text:p>
            <text:p text:style-name="P54">13</text:p>
            <text:p text:style-name="P54">14</text:p>
            <text:p text:style-name="P54">15</text:p>
            <text:p text:style-name="P54">16</text:p>
            <text:p text:style-name="P54">17</text:p>
            <text:p text:style-name="P54">18</text:p>
            <text:p text:style-name="P54">19</text:p>
            <text:p text:style-name="P54">20</text:p>
            <text:p text:style-name="P54">21</text:p>
            <text:p text:style-name="P54">22</text:p>
            <text:p text:style-name="P54">23</text:p>
            <text:p text:style-name="P54">24</text:p>
            <text:p text:style-name="P54">25</text:p>
            <text:p text:style-name="P54">26</text:p>
            <text:p text:style-name="P54">27</text:p>
            <text:p text:style-name="P54">28</text:p>
            <text:p text:style-name="P54">29</text:p>
            <text:p text:style-name="P54">30</text:p>
            <text:p text:style-name="P54">31</text:p>
            <text:p text:style-name="P54">32</text:p>
            <text:p text:style-name="P54">33</text:p>
          </table:table-cell>
          <table:table-cell table:style-name="Table2.B1" office:value-type="string">
            <text:p text:style-name="P35"><text:span text:style-name="T23"/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6"><text:soft-page-break/><text:span text:style-name="T30">Zadanie</text:span><text:span text:style-name="T35">2</text:span><text:span text:style-name="T30">.</text:span>c</text:p>
      <text:p text:style-name="P4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5"><text:s/>1</text:p>
            <text:p text:style-name="P55"><text:s/>2</text:p>
            <text:p text:style-name="P55"><text:s/>3</text:p>
            <text:p text:style-name="P55"><text:s/>4</text:p>
            <text:p text:style-name="P55"><text:s/>5</text:p>
            <text:p text:style-name="P55"><text:s/>6</text:p>
            <text:p text:style-name="P55"><text:s/>7</text:p>
            <text:p text:style-name="P55"><text:s/>8</text:p>
            <text:p text:style-name="P55"><text:s/>9</text:p>
            <text:p text:style-name="P55">10</text:p>
            <text:p text:style-name="P55">11</text:p>
            <text:p text:style-name="P55">12</text:p>
            <text:p text:style-name="P55">13</text:p>
            <text:p text:style-name="P55">14</text:p>
            <text:p text:style-name="P55">15</text:p>
            <text:p text:style-name="P55">16</text:p>
            <text:p text:style-name="P55">17</text:p>
            <text:p text:style-name="P55">18</text:p>
            <text:p text:style-name="P55">19</text:p>
            <text:p text:style-name="P55">20</text:p>
            <text:p text:style-name="P55">21</text:p>
            <text:p text:style-name="P55">22</text:p>
            <text:p text:style-name="P55">23</text:p>
            <text:p text:style-name="P55">24</text:p>
            <text:p text:style-name="P55">25</text:p>
            <text:p text:style-name="P55">26</text:p>
            <text:p text:style-name="P55">27</text:p>
            <text:p text:style-name="P55">28</text:p>
            <text:p text:style-name="P55">29</text:p>
            <text:p text:style-name="P55">30</text:p>
            <text:p text:style-name="P55">31</text:p>
            <text:p text:style-name="P55">32</text:p>
            <text:p text:style-name="P55">33</text:p>
          </table:table-cell>
          <table:table-cell table:style-name="Table3.B1" office:value-type="string">
            <text:p text:style-name="P36"><text:span text:style-name="T23"/>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7"><text:soft-page-break/><text:span text:style-name="T30">Zadanie</text:span><text:span text:style-name="T36">3</text:span><text:span text:style-name="T30">.</text:span>c</text:p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6"><text:s/>1</text:p>
            <text:p text:style-name="P56"><text:s/>2</text:p>
            <text:p text:style-name="P56"><text:s/>3</text:p>
            <text:p text:style-name="P56"><text:s/>4</text:p>
            <text:p text:style-name="P56"><text:s/>5</text:p>
            <text:p text:style-name="P56"><text:s/>6</text:p>
            <text:p text:style-name="P56"><text:s/>7</text:p>
            <text:p text:style-name="P56"><text:s/>8</text:p>
            <text:p text:style-name="P56"><text:s/>9</text:p>
            <text:p text:style-name="P56">10</text:p>
            <text:p text:style-name="P56">11</text:p>
            <text:p text:style-name="P56">12</text:p>
            <text:p text:style-name="P56">13</text:p>
            <text:p text:style-name="P56">14</text:p>
            <text:p text:style-name="P56">15</text:p>
            <text:p text:style-name="P56">16</text:p>
            <text:p text:style-name="P56">17</text:p>
            <text:p text:style-name="P56">18</text:p>
            <text:p text:style-name="P56">19</text:p>
            <text:p text:style-name="P56">20</text:p>
            <text:p text:style-name="P56">21</text:p>
            <text:p text:style-name="P56">22</text:p>
            <text:p text:style-name="P56">23</text:p>
            <text:p text:style-name="P56">24</text:p>
            <text:p text:style-name="P56">25</text:p>
            <text:p text:style-name="P56">26</text:p>
            <text:p text:style-name="P56">27</text:p>
            <text:p text:style-name="P56">28</text:p>
            <text:p text:style-name="P56">29</text:p>
            <text:p text:style-name="P56">30</text:p>
            <text:p text:style-name="P56">31</text:p>
            <text:p text:style-name="P56">32</text:p>
            <text:p text:style-name="P56">33</text:p>
          </table:table-cell>
          <table:table-cell table:style-name="Table4.B1" office:value-type="string">
            <text:p text:style-name="P37"><text:span text:style-name="T23"/>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5"/>
      <text:p text:style-name="P48"><text:soft-page-break/><text:span text:style-name="T30">Zadanie</text:span><text:span text:style-name="T37">4</text:span><text:span text:style-name="T30">.</text:span>c</text:p>
      <text:p text:style-name="P4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7"><text:s/>1</text:p>
            <text:p text:style-name="P57"><text:s/>2</text:p>
            <text:p text:style-name="P57"><text:s/>3</text:p>
            <text:p text:style-name="P57"><text:s/>4</text:p>
            <text:p text:style-name="P57"><text:s/>5</text:p>
            <text:p text:style-name="P57"><text:s/>6</text:p>
            <text:p text:style-name="P57"><text:s/>7</text:p>
            <text:p text:style-name="P57"><text:s/>8</text:p>
            <text:p text:style-name="P57"><text:s/>9</text:p>
            <text:p text:style-name="P57">10</text:p>
            <text:p text:style-name="P57">11</text:p>
            <text:p text:style-name="P57">12</text:p>
            <text:p text:style-name="P57">13</text:p>
            <text:p text:style-name="P57">14</text:p>
            <text:p text:style-name="P57">15</text:p>
            <text:p text:style-name="P57">16</text:p>
            <text:p text:style-name="P57">17</text:p>
            <text:p text:style-name="P57">18</text:p>
            <text:p text:style-name="P57">19</text:p>
            <text:p text:style-name="P57">20</text:p>
            <text:p text:style-name="P57">21</text:p>
            <text:p text:style-name="P57">22</text:p>
            <text:p text:style-name="P57">23</text:p>
            <text:p text:style-name="P57">24</text:p>
            <text:p text:style-name="P57">25</text:p>
            <text:p text:style-name="P57">26</text:p>
            <text:p text:style-name="P57">27</text:p>
            <text:p text:style-name="P57">28</text:p>
            <text:p text:style-name="P57">29</text:p>
            <text:p text:style-name="P57">30</text:p>
            <text:p text:style-name="P57">31</text:p>
            <text:p text:style-name="P57">32</text:p>
            <text:p text:style-name="P57">33</text:p>
            <text:p text:style-name="P59">34</text:p>
            <text:p text:style-name="P59">35</text:p>
            <text:p text:style-name="P59">36</text:p>
            <text:p text:style-name="P59">37</text:p>
            <text:p text:style-name="P59"/>
          </table:table-cell>
          <table:table-cell table:style-name="Table5.B1" office:value-type="string">
            <text:p text:style-name="P38"><text:span text:style-name="T23"/></text:p>
          </table:table-cell>
        </table:table-row>
      </table:table>
      <text:p text:style-name="P66"/>
      <text:p text:style-name="P67"><text:span text:style-name="T5">Ссылка на репотозиторий</text:span><text:span text:style-name="T8">: </text:span><text:a xlink:type="simple" xlink:href="https://github.com/NaraDjes/lab1_prog" text:style-name="Internet_20_link" text:visited-style-name="Visited_20_Internet_20_Link"><text:span text:style-name="T6">https://github.com/NaraDjes/lab1_prog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R2" style:family="paragraph" style:default-outline-level="">
      <style:paragraph-properties fo:margin-top="0.318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 style:default-outline-level="">
      <style:paragraph-properties fo:margin-left="0cm" fo:margin-right="34.876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 style:default-outline-level="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 style:default-outline-level="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19" style:family="paragraph" style:parent-style-name="Standard" style:default-outline-level="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 style:default-outline-level="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 style:default-outline-level="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6.482cm" style:type="right" style:leader-style="dotted" style:leader-text="."/>
        </style:tab-stops>
      </style:paragraph-properties>
      <style:text-properties fo:font-weight="bold" style:font-name-asian="TimesNewRomanPSMT" style:font-family-asian="TimesNewRomanPSMT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9</meta:editing-cycles>
    <meta:print-date>2018-09-08T11:12:00</meta:print-date>
    <meta:creation-date>2020-03-20T03:50:00</meta:creation-date>
    <dc:date>2023-04-14T11:24:40.009720771</dc:date>
    <meta:editing-duration>PT32M30S</meta:editing-duration>
    <meta:generator>LibreOffice/6.4.7.2$Linux_X86_64 LibreOffice_project/40$Build-2</meta:generator>
    <meta:document-statistic meta:table-count="9" meta:image-count="0" meta:object-count="0" meta:page-count="11" meta:paragraph-count="397" meta:word-count="626" meta:character-count="3089" meta:non-whitespace-character-count="22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